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, courier, monospace"/>
    <style:font-face style:name="uoc-sans" svg:font-family="uoc-sans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e58" officeooo:paragraph-rsid="000f7e58"/>
    </style:style>
    <style:style style:name="P2" style:family="paragraph" style:parent-style-name="Standard">
      <style:paragraph-properties fo:text-align="center" style:justify-single-word="false"/>
      <style:text-properties fo:font-size="22pt" officeooo:rsid="0005be72" officeooo:paragraph-rsid="0005be72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57dd3" officeooo:paragraph-rsid="00157dd3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57dd3" officeooo:paragraph-rsid="00157dd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officeooo:rsid="0005be72" officeooo:paragraph-rsid="0005be7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5be72" officeooo:paragraph-rsid="0005be72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normal" officeooo:paragraph-rsid="0005be7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normal" officeooo:rsid="0005be72" officeooo:paragraph-rsid="001891dc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normal" officeooo:rsid="0005be72" officeooo:paragraph-rsid="0005be7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bold" officeooo:rsid="0005be72" officeooo:paragraph-rsid="001891d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172088" officeooo:paragraph-rsid="00172088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05be72" officeooo:paragraph-rsid="0005be7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05be72" officeooo:paragraph-rsid="001891d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1af22d" officeooo:paragraph-rsid="001af22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172088" officeooo:paragraph-rsid="00172088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c1c1c" style:font-name="uoc-sans" fo:font-size="13pt" fo:letter-spacing="normal" fo:font-style="normal" fo:font-weight="normal" officeooo:rsid="00172088" officeooo:paragraph-rsid="0005be72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c1c1c" style:font-name="uoc-sans" fo:font-size="13pt" fo:letter-spacing="normal" fo:font-style="normal" fo:font-weight="normal" officeooo:rsid="0005be72" officeooo:paragraph-rsid="001af22d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c9211e" style:font-name="Liberation Serif" fo:font-size="12pt" fo:letter-spacing="normal" fo:font-style="normal" fo:font-weight="normal" officeooo:rsid="00172088" officeooo:paragraph-rsid="0017208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c1c1c" style:font-name="Liberation Serif" fo:font-size="13pt" fo:font-weight="normal" officeooo:rsid="0005be72" officeooo:paragraph-rsid="001891dc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c1c1c" style:font-name="Liberation Serif" fo:font-size="13pt" fo:font-weight="bold" officeooo:rsid="0005be72" officeooo:paragraph-rsid="001891dc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57dd3" officeooo:paragraph-rsid="00157dd3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fo:font-size="12pt" officeooo:rsid="00157dd3" officeooo:paragraph-rsid="0005be72" style:font-size-asian="12pt" style:font-size-complex="12pt"/>
    </style:style>
    <style:style style:name="P23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5be72" style:font-size-asian="13pt" style:font-weight-asian="normal" style:font-size-complex="13pt" style:font-weight-complex="normal"/>
    </style:style>
    <style:style style:name="P24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0f7e58" style:font-size-asian="13pt" style:font-weight-asian="normal" style:font-size-complex="13pt" style:font-weight-complex="normal"/>
    </style:style>
    <style:style style:name="P25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1d7610" style:font-size-asian="13pt" style:font-weight-asian="normal" style:font-size-complex="13pt" style:font-weight-complex="normal"/>
    </style:style>
    <style:style style:name="P26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13a" style:font-size-asian="13pt" style:font-weight-asian="normal" style:font-size-complex="13pt" style:font-weight-complex="normal"/>
    </style:style>
    <style:style style:name="P27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83a" style:font-size-asian="13pt" style:font-weight-asian="normal" style:font-size-complex="13pt" style:font-weight-complex="normal"/>
    </style:style>
    <style:style style:name="P28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62741" style:font-size-asian="13pt" style:font-weight-asian="normal" style:font-size-complex="13pt" style:font-weight-complex="normal"/>
    </style:style>
    <style:style style:name="P29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8cb7a" style:font-size-asian="13pt" style:font-weight-asian="normal" style:font-size-complex="13pt" style:font-weight-complex="normal"/>
    </style:style>
    <style:style style:name="P30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e483f" style:font-size-asian="13pt" style:font-weight-asian="normal" style:font-size-complex="13pt" style:font-weight-complex="normal"/>
    </style:style>
    <style:style style:name="P31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normal" officeooo:rsid="001d1ad0" officeooo:paragraph-rsid="001d1ad0" style:font-size-asian="16pt" style:font-weight-asian="normal" style:font-size-complex="16pt" style:font-weight-complex="normal"/>
    </style:style>
    <style:style style:name="P32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normal" officeooo:rsid="001d7610" officeooo:paragraph-rsid="001d7610" style:font-size-asian="16pt" style:font-weight-asian="normal" style:font-size-complex="16pt" style:font-weight-complex="normal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d7610" officeooo:paragraph-rsid="001d761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c9211e" style:font-name="uoc-sans" fo:font-size="12pt" fo:letter-spacing="normal" fo:font-style="normal" fo:font-weight="normal" officeooo:rsid="0005be72" officeooo:paragraph-rsid="0005be72" style:font-size-asian="12pt" style:font-weight-asian="normal" style:font-size-complex="12pt" style:font-weight-complex="normal"/>
    </style:style>
    <style:style style:name="P35" style:family="paragraph" style:parent-style-name="Text_20_body">
      <style:text-properties officeooo:paragraph-rsid="00301f79"/>
    </style:style>
    <style:style style:name="P36" style:family="paragraph" style:parent-style-name="Text_20_body">
      <style:text-properties officeooo:paragraph-rsid="00320286"/>
    </style:style>
    <style:style style:name="P37" style:family="paragraph" style:parent-style-name="Text_20_body">
      <style:text-properties officeooo:paragraph-rsid="0035ad4c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courier new" fo:font-size="13pt" fo:letter-spacing="normal" fo:font-style="normal" fo:font-weight="normal" style:font-size-asian="13pt" style:font-size-complex="13pt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Liberation Serif" fo:font-size="14pt" fo:letter-spacing="normal" fo:font-style="normal" fo:font-weight="normal" officeooo:rsid="001d1ad0" officeooo:paragraph-rsid="001d1ad0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c9211e" style:font-name="Liberation Serif" fo:font-size="12pt" fo:letter-spacing="normal" fo:font-style="normal" fo:font-weight="normal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22pt" officeooo:rsid="0005be72" officeooo:paragraph-rsid="0005be72" style:font-size-asian="22pt" style:font-size-complex="22pt"/>
    </style:style>
    <style:style style:name="P42" style:family="paragraph" style:parent-style-name="Standard">
      <style:paragraph-properties fo:text-align="start" style:justify-single-word="false"/>
      <style:text-properties fo:font-size="22pt" officeooo:rsid="0005be72" officeooo:paragraph-rsid="0005be72" style:font-size-asian="22pt" style:font-size-complex="22pt"/>
    </style:style>
    <style:style style:name="P43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13a" style:font-size-asian="13pt" style:font-weight-asian="normal" style:font-size-complex="13pt" style:font-weight-complex="normal"/>
    </style:style>
    <style:style style:name="P44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0f7e58" style:font-size-asian="13pt" style:font-weight-asian="normal" style:font-size-complex="13pt" style:font-weight-complex="normal"/>
    </style:style>
    <style:style style:name="P45" style:family="paragraph" style:parent-style-name="Text_20_body">
      <style:text-properties fo:font-variant="normal" fo:text-transform="none" fo:color="#3465a4" style:font-name="Liberation Serif" fo:font-size="22pt" fo:letter-spacing="normal" fo:font-style="normal" fo:font-weight="normal" officeooo:rsid="000f7e58" officeooo:paragraph-rsid="003ff9f4" style:font-name-asian="Noto Sans Mono CJK SC" style:font-size-asian="22pt" style:font-weight-asian="normal" style:font-name-complex="Liberation Mono" style:font-size-complex="22pt" style:font-weight-complex="normal"/>
    </style:style>
    <style:style style:name="P46" style:family="paragraph" style:parent-style-name="Text_20_body">
      <style:text-properties officeooo:paragraph-rsid="003ff9f4"/>
    </style:style>
    <style:style style:name="P47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13a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0f7e58" style:font-size-asian="13pt" style:font-weight-asian="normal" style:font-size-complex="13pt" style:font-weight-complex="normal"/>
    </style:style>
    <style:style style:name="P49" style:family="paragraph">
      <loext:graphic-properties draw:fill-color="#dddddd"/>
    </style:style>
    <style:style style:name="T1" style:family="text">
      <style:text-properties fo:font-variant="normal" fo:text-transform="none" style:font-name="Liberation Serif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style:font-name="Liberation Serif" fo:font-size="14pt" fo:letter-spacing="normal" fo:font-style="normal" officeooo:rsid="001891dc" style:font-size-asian="14pt" style:font-size-complex="14pt"/>
    </style:style>
    <style:style style:name="T3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c9211e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c9211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c9211e" style:font-name="Liberation Serif" fo:font-size="12pt" fo:letter-spacing="normal" fo:font-style="normal" fo:font-weight="normal" officeooo:rsid="00130dc2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c9211e" style:font-name="Liberation Serif" fo:font-size="12pt" fo:letter-spacing="normal" fo:font-style="normal" fo:font-weight="normal" officeooo:rsid="001d761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c9211e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301f79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30f4cc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35ad4c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371cda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389573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320286" style:font-name-asian="Noto Sans Mono CJK SC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bold" officeooo:rsid="0030f4cc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bold" officeooo:rsid="0035ad4c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bold" officeooo:rsid="00389573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30f4cc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20286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3b774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3b774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89573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normal" officeooo:rsid="003ff9f4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normal" officeooo:rsid="0040bdff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normal" officeooo:rsid="0040bdff" style:font-name-asian="Noto Sans Mono CJK SC" style:font-size-asian="14pt" style:font-weight-asian="normal" style:font-name-complex="Liberation Mono" style:font-size-complex="14pt" style:font-weight-complex="normal"/>
    </style:style>
    <style:style style:name="T26" style:family="text">
      <style:text-properties fo:color="#c9211e" style:font-name="Liberation Serif" fo:font-size="12pt" style:font-size-asian="12pt" style:font-size-complex="12pt"/>
    </style:style>
    <style:style style:name="T27" style:family="text">
      <style:text-properties fo:color="#c9211e" style:font-name="Liberation Serif" fo:font-size="12pt" officeooo:rsid="001d7610" style:font-size-asian="12pt" style:font-size-complex="12pt"/>
    </style:style>
    <style:style style:name="T28" style:family="text">
      <style:text-properties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0000" style:font-name="Liberation Serif" fo:font-size="14pt" style:font-size-asian="14pt" style:font-size-complex="14pt"/>
    </style:style>
    <style:style style:name="T31" style:family="text">
      <style:text-properties fo:color="#000000" style:font-name="Liberation Serif" fo:font-size="14pt" officeooo:rsid="0021913a" style:font-size-asian="14pt" style:font-size-complex="14pt"/>
    </style:style>
    <style:style style:name="T32" style:family="text">
      <style:text-properties fo:color="#000000" style:font-name="Liberation Serif" fo:font-size="14pt" officeooo:rsid="0021983a" style:font-size-asian="14pt" style:font-size-complex="14pt"/>
    </style:style>
    <style:style style:name="T33" style:family="text">
      <style:text-properties fo:color="#000000" style:font-name="Liberation Serif" fo:font-size="14pt" officeooo:rsid="0022db50" style:font-size-asian="14pt" style:font-size-complex="14pt"/>
    </style:style>
    <style:style style:name="T34" style:family="text">
      <style:text-properties fo:color="#000000" style:font-name="Liberation Serif" fo:font-size="14pt" officeooo:rsid="00249d9f" style:font-size-asian="14pt" style:font-size-complex="14pt"/>
    </style:style>
    <style:style style:name="T35" style:family="text">
      <style:text-properties fo:color="#000000" style:font-name="Liberation Serif" fo:font-size="14pt" officeooo:rsid="00262741" style:font-size-asian="14pt" style:font-size-complex="14pt"/>
    </style:style>
    <style:style style:name="T36" style:family="text">
      <style:text-properties fo:color="#000000" style:font-name="Liberation Serif" fo:font-size="14pt" officeooo:rsid="0027e038" style:font-size-asian="14pt" style:font-size-complex="14pt"/>
    </style:style>
    <style:style style:name="T37" style:family="text">
      <style:text-properties fo:color="#000000" style:font-name="Liberation Serif" fo:font-size="14pt" officeooo:rsid="00283baa" style:font-size-asian="14pt" style:font-size-complex="14pt"/>
    </style:style>
    <style:style style:name="T38" style:family="text">
      <style:text-properties fo:color="#000000" style:font-name="Liberation Serif" fo:font-size="14pt" officeooo:rsid="0028cb7a" style:font-size-asian="14pt" style:font-size-complex="14pt"/>
    </style:style>
    <style:style style:name="T39" style:family="text">
      <style:text-properties fo:color="#000000" style:font-name="Liberation Serif" fo:font-size="14pt" officeooo:rsid="002a8daf" style:font-size-asian="14pt" style:font-size-complex="14pt"/>
    </style:style>
    <style:style style:name="T40" style:family="text">
      <style:text-properties fo:color="#000000" style:font-name="Liberation Serif" fo:font-size="14pt" officeooo:rsid="002e483f" style:font-size-asian="14pt" style:font-size-complex="14pt"/>
    </style:style>
    <style:style style:name="T41" style:family="text">
      <style:text-properties fo:color="#000000" style:font-name="Liberation Serif" fo:font-size="14pt" officeooo:rsid="003f8a99" style:font-size-asian="14pt" style:font-size-complex="14pt"/>
    </style:style>
    <style:style style:name="T42" style:family="text">
      <style:text-properties fo:color="#000000" style:font-name="Liberation Serif" fo:font-size="14pt" fo:font-weight="bold" officeooo:rsid="0021983a" style:font-size-asian="14pt" style:font-weight-asian="bold" style:font-size-complex="14pt" style:font-weight-complex="bold"/>
    </style:style>
    <style:style style:name="T43" style:family="text">
      <style:text-properties fo:color="#000000" style:font-name="Liberation Serif" fo:font-size="14pt" fo:font-weight="bold" officeooo:rsid="0027e038" style:font-size-asian="14pt" style:font-weight-asian="bold" style:font-size-complex="14pt" style:font-weight-complex="bold"/>
    </style:style>
    <style:style style:name="T44" style:family="text">
      <style:text-properties fo:color="#000000" style:font-name="Liberation Serif" fo:font-size="14pt" fo:font-weight="bold" officeooo:rsid="0028cb7a" style:font-size-asian="14pt" style:font-weight-asian="bold" style:font-size-complex="14pt" style:font-weight-complex="bold"/>
    </style:style>
    <style:style style:name="T45" style:family="text">
      <style:text-properties fo:color="#000000" style:font-name="Liberation Serif" fo:font-size="14pt" fo:font-weight="bold" officeooo:rsid="002a8daf" style:font-size-asian="14pt" style:font-weight-asian="bold" style:font-size-complex="14pt" style:font-weight-complex="bold"/>
    </style:style>
    <style:style style:name="T46" style:family="text">
      <style:text-properties fo:color="#000000" style:font-name="Liberation Serif" officeooo:rsid="003ff9f4"/>
    </style:style>
    <style:style style:name="T47" style:family="text">
      <style:text-properties fo:color="#000000" style:font-name="Liberation Serif" fo:font-size="14pt" officeooo:rsid="003ff9f4" style:font-size-asian="14pt" style:font-size-complex="14pt"/>
    </style:style>
    <style:style style:name="T48" style:family="text">
      <style:text-properties officeooo:rsid="001ef208"/>
    </style:style>
    <style:style style:name="T49" style:family="text">
      <style:text-properties fo:color="#2a6099" style:font-name="Liberation Serif" fo:font-size="14pt" fo:font-weight="bold" officeooo:rsid="0021913a" style:font-size-asian="14pt" style:font-weight-asian="bold" style:font-size-complex="14pt" style:font-weight-complex="bold"/>
    </style:style>
    <style:style style:name="T50" style:family="text">
      <style:text-properties fo:color="#2a6099" style:font-name="Liberation Serif" fo:font-size="14pt" fo:font-weight="bold" officeooo:rsid="00262741" style:font-size-asian="14pt" style:font-weight-asian="bold" style:font-size-complex="14pt" style:font-weight-complex="bold"/>
    </style:style>
    <style:style style:name="T51" style:family="text">
      <style:text-properties fo:color="#2a6099" style:font-name="Liberation Serif" fo:font-size="14pt" style:text-underline-style="none" fo:font-weight="bold" officeooo:rsid="0021913a" style:font-size-asian="14pt" style:font-weight-asian="bold" style:font-size-complex="14pt" style:font-weight-complex="bold"/>
    </style:style>
    <style:style style:name="T52" style:family="text">
      <style:text-properties fo:color="#2a6099" style:font-name="Liberation Serif" fo:font-size="22pt" style:font-size-asian="22pt" style:font-size-complex="22pt"/>
    </style:style>
    <style:style style:name="T53" style:family="text">
      <style:text-properties fo:color="#3465a4" style:font-name="Liberation Serif" fo:font-size="22pt" officeooo:rsid="0021913a" style:font-size-asian="22pt" style:font-size-complex="22pt"/>
    </style:style>
    <style:style style:name="T54" style:family="text">
      <style:text-properties fo:color="#3465a4" style:font-name="Liberation Serif" fo:font-size="22pt" officeooo:rsid="003ff9f4" style:font-size-asian="22pt" style:font-size-complex="22pt"/>
    </style:style>
    <style:style style:name="T55" style:family="text">
      <style:text-properties officeooo:rsid="003ff9f4"/>
    </style:style>
    <style:style style:name="T56" style:family="text">
      <style:text-properties style:font-name="Liberation Serif" officeooo:rsid="003ff9f4"/>
    </style:style>
    <style:style style:name="T57" style:family="text">
      <style:text-properties officeooo:rsid="0040bdff"/>
    </style:style>
    <style:style style:name="gr1" style:family="graphic">
      <style:graphic-properties draw:fill-color="#dddddd" draw:textarea-horizontal-align="justify" draw:textarea-vertical-align="middle" draw:auto-grow-height="false" fo:min-height="2.619cm" fo:min-width="17.9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PEC-2 Herramientas HTML y CSS II</text:p>
      <text:p text:style-name="P2"/>
      <text:p text:style-name="P42"/>
      <text:p text:style-name="P2"/>
      <text:p text:style-name="P3">Documentación del proceso de desarrollo.</text:p>
      <text:p text:style-name="P4"/>
      <text:p text:style-name="P21">1.Instalación de bootstrap</text:p>
      <text:p text:style-name="P21"/>
      <text:p text:style-name="P21"/>
      <text:p text:style-name="P5"><draw:custom-shape text:anchor-type="paragraph" draw:z-index="0" draw:name="Forma1" draw:style-name="gr1" draw:text-style-name="P49" svg:width="17.94cm" svg:height="2.62cm" svg:x="-0.046cm" svg:y="0.478cm"><text:p/><draw:enhanced-geometry svg:viewBox="0 0 21600 21600" draw:type="rectangle" draw:enhanced-path="M 0 0 L 21600 0 21600 21600 0 21600 0 0 Z N"/></draw:custom-shape></text:p>
      <text:p text:style-name="P5"/>
      <text:p text:style-name="P6"/>
      <text:p text:style-name="P22"><text:tab/>$npm install @popperjs/core bootstrap –save</text:p>
      <text:p text:style-name="P6"/>
      <text:p text:style-name="P6"/>
      <text:p text:style-name="P7"/>
      <text:p text:style-name="P11">Para realizar la importación de dependencias para bootstrap dentro de <text:span text:style-name="T28">src/assets/scripts/main.js añadiremos una nueva línea con la importación correspondiente:</text:span></text:p>
      <text:p text:style-name="P15"/>
      <text:p text:style-name="P16"/>
      <text:p text:style-name="P16"><draw:custom-shape text:anchor-type="paragraph" draw:z-index="1" draw:name="Forma1_0" draw:style-name="gr1" draw:text-style-name="P49" svg:width="17.94cm" svg:height="2.62cm" svg:x="-0.178cm" svg:y="0.002cm"><text:p/><draw:enhanced-geometry svg:viewBox="0 0 21600 21600" draw:type="rectangle" draw:enhanced-path="M 0 0 L 21600 0 21600 21600 0 21600 0 0 Z N"/></draw:custom-shape></text:p>
      <text:p text:style-name="P16"/>
      <text:p text:style-name="P18"><text:tab/> import * as bootstrap from 'bootstrap';</text:p>
      <text:p text:style-name="P16"/>
      <text:p text:style-name="P16"/>
      <text:p text:style-name="P16"/>
      <text:p text:style-name="P9"/>
      <text:p text:style-name="P12"/>
      <text:p text:style-name="P19"><text:span text:style-name="T1">A continuación, en el fichero src/assets/styles/main.scss incluiremos los estilos, dentro de la sección</text:span><text:span text:style-name="T3"> “Import npm dependencies”</text:span><text:span text:style-name="T1">:</text:span></text:p>
      <text:p text:style-name="P13"/>
      <text:p text:style-name="P13"><draw:custom-shape text:anchor-type="paragraph" draw:z-index="2" draw:name="Forma1_1" draw:style-name="gr1" draw:text-style-name="P49" svg:width="17.94cm" svg:height="2.62cm" svg:x="-0.284cm" svg:y="0.393cm"><text:p/><draw:enhanced-geometry svg:viewBox="0 0 21600 21600" draw:type="rectangle" draw:enhanced-path="M 0 0 L 21600 0 21600 21600 0 21600 0 0 Z N"/></draw:custom-shape></text:p>
      <text:p text:style-name="P13"/>
      <text:p text:style-name="P19"><text:span text:style-name="T4"><text:tab/></text:span><text:span text:style-name="T8">@import "bootstrap/scss/bootstrap.scss";</text:span><text:span text:style-name="T1"><text:tab/></text:span></text:p>
      <text:p text:style-name="P13"/>
      <text:p text:style-name="P13"/>
      <text:p text:style-name="P13"/>
      <text:p text:style-name="P13"/>
      <text:p text:style-name="P13"/>
      <text:p text:style-name="P20"><text:span text:style-name="T1">*** </text:span><text:span text:style-name="T2">Podemos importar solamente las partes de Bootstrap que nos interesen simplemente comentando la dependencia que no necesitemos.</text:span></text:p>
      <text:p text:style-name="P10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14">Mediante variables podemos personalizar Bootstrap (colores, tipografías,…). El color <text:s/>primario del <text:span text:style-name="T29">tema</text:span> podemos modificarlo así:</text:p>
      <text:p text:style-name="P17"/>
      <text:p text:style-name="P34"><draw:custom-shape text:anchor-type="paragraph" draw:z-index="3" draw:name="Forma1_2" draw:style-name="gr1" draw:text-style-name="P49" svg:width="17.94cm" svg:height="2.62cm" svg:x="-0.549cm" svg:y="0.399cm"><text:p/><draw:enhanced-geometry svg:viewBox="0 0 21600 21600" draw:type="rectangle" draw:enhanced-path="M 0 0 L 21600 0 21600 21600 0 21600 0 0 Z N"/></draw:custom-shape></text:p>
      <text:p text:style-name="P40">$theme-colors: (<text:line-break/> "primary": #fabada // pon el código de color que prefieras<text:line-break/>);</text:p>
      <text:p text:style-name="P40"/>
      <text:p text:style-name="P38"/>
      <text:p text:style-name="P38"/>
      <text:p text:style-name="P39">Cada componente o aspecto personalizable de Bootstrap tiene ls lista de las variables Sass que se pueden personalizar siguiendo la documentación de Bootstrap.</text:p>
      <text:p text:style-name="P23"/>
      <text:p text:style-name="P31">2. Instalación de iconos Bootstrap</text:p>
      <text:p text:style-name="P31"/>
      <text:p text:style-name="P31"><draw:custom-shape text:anchor-type="paragraph" draw:z-index="4" draw:name="Forma1_3" draw:style-name="gr1" draw:text-style-name="P49" svg:width="17.94cm" svg:height="2.62cm" svg:x="-0.787cm" svg:y="0.148cm"><text:p/><draw:enhanced-geometry svg:viewBox="0 0 21600 21600" draw:type="rectangle" draw:enhanced-path="M 0 0 L 21600 0 21600 21600 0 21600 0 0 Z N"/></draw:custom-shape></text:p>
      <text:p text:style-name="P1"><text:span text:style-name="Source_20_Text"><text:span text:style-name="T6">$ </text:span></text:span><text:span text:style-name="Source_20_Text"><text:span text:style-name="T5">npm i</text:span></text:span><text:span text:style-name="Source_20_Text"><text:span text:style-name="T7">nstall</text:span></text:span><text:span text:style-name="Source_20_Text"><text:span text:style-name="T5"> bootstrap-icons</text:span></text:span></text:p>
      <text:p text:style-name="P24"/>
      <text:p text:style-name="P24"/>
      <text:p text:style-name="P32"/>
      <text:p text:style-name="P32"/>
      <text:p text:style-name="P32">3. Instalación de la dependencia de Youtube Lite para mejora del rendimiento <text:span text:style-name="T48">en la carga de la página afectada</text:span>:</text:p>
      <text:p text:style-name="P32"/>
      <text:p text:style-name="P32"><draw:custom-shape text:anchor-type="paragraph" draw:z-index="5" draw:name="Forma1_4" draw:style-name="gr1" draw:text-style-name="P49" svg:width="17.94cm" svg:height="2.62cm" svg:x="-0.813cm" svg:y="0.42cm"><text:p/><draw:enhanced-geometry svg:viewBox="0 0 21600 21600" draw:type="rectangle" draw:enhanced-path="M 0 0 L 21600 0 21600 21600 0 21600 0 0 Z N"/></draw:custom-shape></text:p>
      <text:p text:style-name="P25"><text:span text:style-name="Source_20_Text"><text:span text:style-name="T27">$ </text:span></text:span><text:span text:style-name="Source_20_Text"><text:span text:style-name="T26">npm i</text:span></text:span><text:span text:style-name="Source_20_Text"><text:span text:style-name="T27">nstall</text:span></text:span><text:span text:style-name="Source_20_Text"><text:span text:style-name="T26"> lite-youtube-embed</text:span></text:span></text:p>
      <text:p text:style-name="P33"/>
      <text:p text:style-name="P33"><text:soft-page-break/></text:p>
      <text:p text:style-name="P24"><text:span text:style-name="Source_20_Text"><text:span text:style-name="T26"/></text:span></text:p>
      <text:p text:style-name="P30"><text:span text:style-name="Source_20_Text"><text:span text:style-name="T40">Esta dependencia nos sirve para cargar el recurso de vídeo en la página inteligentemente minimizando el impacto en tiempo de carga para este recurso tan pesado.</text:span></text:span></text:p>
      <text:p text:style-name="P24"><text:span text:style-name="Source_20_Text"><text:span text:style-name="T30"/></text:span></text:p>
      <text:p text:style-name="P24"><text:span text:style-name="Source_20_Text"><text:span text:style-name="T26"/></text:span></text:p>
      <text:p text:style-name="P26"><text:span text:style-name="Source_20_Text"><text:span text:style-name="T49">DESARROLLO DE LA PÁGINA HOME CON GRID</text:span></text:span></text:p>
      <text:p text:style-name="P26"><text:span text:style-name="Source_20_Text"><text:span text:style-name="T49"/></text:span></text:p>
      <text:p text:style-name="P27"><text:span text:style-name="Source_20_Text"><text:span text:style-name="T32">Esta página se caracteriza por un diseño mediante la propiedad CSS </text:span></text:span><text:span text:style-name="Source_20_Text"><text:span text:style-name="T42">display:grid:</text:span></text:span></text:p>
      <text:p text:style-name="P27"><text:span text:style-name="Source_20_Text"><text:span text:style-name="T42"/></text:span></text:p>
      <text:p text:style-name="P27"><text:span text:style-name="Source_20_Text"><text:span text:style-name="T32">Es una parrilla </text:span></text:span><text:span text:style-name="Source_20_Text"><text:span text:style-name="T33">formada por 3 columnas y 5 filas, que entrelazándose conforman un total de 15 areas. </text:span></text:span><text:span text:style-name="Source_20_Text"><text:span text:style-name="T34">La primera fila pertenece al Header y la última al Footer.</text:span></text:span></text:p>
      <text:p text:style-name="P35"><text:span text:style-name="Source_20_Text"><text:span text:style-name="T9">Utilizamos la </text:span></text:span><text:span text:style-name="Source_20_Text"><text:span text:style-name="T10">consulta de </text:span></text:span><text:span text:style-name="Source_20_Text"><text:span text:style-name="T15">@supports </text:span></text:span><text:span text:style-name="Source_20_Text"><text:span text:style-name="T10">de la propiedad Grid en el navegador que va a cargar la página para asegurarnos de que el navegador soporta Grid. Si no </text:span></text:span><text:span text:style-name="Source_20_Text"><text:span text:style-name="T14">lo soporta</text:span></text:span><text:span text:style-name="Source_20_Text"><text:span text:style-name="T10"> <text:s/>entonces aplicamos reglas más convencionales que aproximen el comportamiento de la propiedad Grid. </text:span></text:span></text:p>
      <text:p text:style-name="P35"><text:span text:style-name="Source_20_Text"><text:span text:style-name="T10"/></text:span></text:p>
      <text:p text:style-name="P37"><text:span text:style-name="Source_20_Text"><text:span text:style-name="T11">Para simular Grid, he utilizado la propiedad flotante </text:span></text:span><text:span text:style-name="Source_20_Text"><text:span text:style-name="T16">float </text:span></text:span><text:span text:style-name="Source_20_Text"><text:span text:style-name="T13">aplicada a todos los hijos del elemento que contiene la clase </text:span></text:span><text:span text:style-name="Source_20_Text"><text:span text:style-name="T17">.container-inicio</text:span></text:span><text:span text:style-name="Source_20_Text"><text:span text:style-name="T16">, </text:span></text:span><text:span text:style-name="Source_20_Text"><text:span text:style-name="T11">donde voy colocando a la izquierda y en el orden que determina el documento HTML todos los elementos hijos.</text:span></text:span><text:span text:style-name="Source_20_Text"><text:span text:style-name="T16"> </text:span></text:span><text:span text:style-name="Source_20_Text"><text:span text:style-name="T12">Los elementos flotantes se van colocando uno debajo del otro según el ancho del elemento y según el ancho de la pantalla del dispositivo. </text:span></text:span></text:p>
      <text:p text:style-name="P35"><text:span text:style-name="Source_20_Text"><text:span text:style-name="T18"/></text:span></text:p>
      <text:p text:style-name="P36"><text:span text:style-name="Source_20_Text"><text:span text:style-name="T19">Si el navegador encuentra una propiedad que no conociera, la ignora y continua con la ejecución de la hoja de estilos. </text:span></text:span><text:span text:style-name="Source_20_Text"><text:span text:style-name="T20">En el caso del elemento footer, en la implementación, encontramos la propiedad </text:span></text:span><text:span text:style-name="Source_20_Text"><text:span text:style-name="T21">grid-column:1/-1 que el navegador que no la reconozca simplemente ignorará </text:span></text:span><text:span text:style-name="Source_20_Text"><text:span text:style-name="T22">y por tanto no hace falta realizar otra consulta de si soporta o no grid</text:span></text:span><text:span text:style-name="Source_20_Text"><text:span text:style-name="T21">.</text:span></text:span><text:span text:style-name="Source_20_Text"><text:span text:style-name="T20"> </text:span></text:span></text:p>
      <text:p text:style-name="P26"><text:span text:style-name="Source_20_Text"><text:span text:style-name="T51"/></text:span></text:p>
      <text:p text:style-name="P26"><text:span text:style-name="Source_20_Text"><text:span text:style-name="T51"/></text:span></text:p>
      <text:p text:style-name="P26"><text:span text:style-name="Source_20_Text"><text:span text:style-name="T51"/></text:span></text:p>
      <text:p text:style-name="P26"><text:span text:style-name="Source_20_Text"><text:span text:style-name="T49"/></text:span></text:p>
      <text:p text:style-name="P26"><text:soft-page-break/><text:span text:style-name="Source_20_Text"><text:span text:style-name="T49"/></text:span></text:p>
      <text:p text:style-name="P28"><text:span text:style-name="Source_20_Text"><text:span text:style-name="T50">PROBLEMAS ENCONTRADOS DURANTE EL DESARROLLO.</text:span></text:span></text:p>
      <text:p text:style-name="P28"><text:span text:style-name="Source_20_Text"><text:span text:style-name="T50"/></text:span></text:p>
      <text:p text:style-name="P28"><text:span text:style-name="Source_20_Text"><text:span text:style-name="T35">1. He intentado parametrizar el color de los iconos sociales del tipo bootstrap en el footer sin éxito (debido a a que los he embebido mediante código SVG). </text:span></text:span><text:span text:style-name="Source_20_Text"><text:span text:style-name="T36">He escogido estos iconos porque dan </text:span></text:span><text:span text:style-name="Source_20_Text"><text:span text:style-name="T43">accesibilidad</text:span></text:span><text:span text:style-name="Source_20_Text"><text:span text:style-name="T36"> para gente incapcitada. </text:span></text:span><text:span text:style-name="Source_20_Text"><text:span text:style-name="T37">El icono de Fontawesome de Google + no se encuentra en los iconos disponibles en Bootstrap por lo que he instalado también la dependencia de fontawesome.</text:span></text:span></text:p>
      <text:p text:style-name="P28"><text:span text:style-name="Source_20_Text"><text:span text:style-name="T37"/></text:span></text:p>
      <text:p text:style-name="P29"><text:span text:style-name="Source_20_Text"><text:span text:style-name="T38">2.Al utilizar la clase predefinidas de bootstrap </text:span></text:span><text:span text:style-name="Source_20_Text"><text:span text:style-name="T44">.row </text:span></text:span><text:span text:style-name="Source_20_Text"><text:span text:style-name="T39"><text:s/>he observado que por defecto tienen un margen derecho e izquierdo para la </text:span></text:span><text:span text:style-name="Source_20_Text"><text:span text:style-name="T45">fila</text:span></text:span><text:span text:style-name="Source_20_Text"><text:span text:style-name="T39"> en cuestión y ha afectado a mi diseño produciendo la barra de scroll horizontal en el navegador indeseada. Lo he solucionado poniendo dichas </text:span></text:span><text:span text:style-name="Source_20_Text"><text:span text:style-name="T45">propiedades de la clase .row a cero</text:span></text:span><text:span text:style-name="Source_20_Text"><text:span text:style-name="T39">.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/></text:span></text:p>
      <text:p text:style-name="P26"><text:span text:style-name="Source_20_Text"><text:span text:style-name="T31"/></text:span></text:p>
      <text:p text:style-name="P45"><text:span text:style-name="Source_20_Text"><text:span text:style-name="T56">Errores encontrados</text:span></text:span></text:p>
      <text:p text:style-name="P45"><text:span text:style-name="Source_20_Text"><text:span text:style-name="T56"/></text:span></text:p>
      <text:p text:style-name="P46"><text:span text:style-name="Source_20_Text"><text:span text:style-name="T23">Al deployar en Netilify nos encontramos con que la página bands.html no carga bien ignorando </text:span></text:span><text:span text:style-name="Source_20_Text"><text:span text:style-name="T25">la propiedad flex.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/></text:span></text:p>
      <text:p text:style-name="P26"><text:span text:style-name="Source_20_Text"><text:span text:style-name="T53">Descargar/clonar el repositorio</text:span></text:span></text:p>
      <text:p text:style-name="P26"><text:span text:style-name="Source_20_Text"><text:span text:style-name="T53"/></text:span></text:p>
      <text:p text:style-name="P47"><text:span text:style-name="Source_20_Text"><text:span text:style-name="T31">A partir del enlace que nos brinda el módulo 1 de Herramientas HTML y CSS II he</text:span></text:span></text:p>
      <text:p text:style-name="P47"><text:span text:style-name="Source_20_Text"><text:span text:style-name="T31">descargado del repositorio de GitHub el código del Boilerplate de la UOC mediante</text:span></text:span></text:p>
      <text:p text:style-name="P47"><text:span text:style-name="Source_20_Text"><text:span text:style-name="T31">el botón verde CODE, que nos da la opción. A partir de aquí el .zip obtenido lo he</text:span></text:span></text:p>
      <text:p text:style-name="P47"><text:span text:style-name="Source_20_Text"><text:span text:style-name="T31">descomprimido.</text:span></text:span></text:p>
      <text:p text:style-name="P47"><text:span text:style-name="Source_20_Text"><text:span text:style-name="T31"/></text:span></text:p>
      <text:p text:style-name="P24"><text:span text:style-name="Source_20_Text"><text:span text:style-name="T26"/></text:span></text:p>
      <text:p text:style-name="P24"><text:span text:style-name="Source_20_Text"><text:span text:style-name="T26"/></text:span></text:p>
      <text:p text:style-name="P24"><text:soft-page-break/><text:span text:style-name="Source_20_Text"><text:span text:style-name="T52">Publicación en Netlify mediante GitHub</text:span></text:span></text:p>
      <text:p text:style-name="P24"><text:span text:style-name="Source_20_Text"><text:span text:style-name="T30"/></text:span></text:p>
      <text:p text:style-name="P48"><text:span text:style-name="Source_20_Text"><text:span text:style-name="T30">Subir el código al repositorio GitHub</text:span></text:span></text:p>
      <text:p text:style-name="P48"><text:span text:style-name="Source_20_Text"><text:span text:style-name="T30">1. Creamos un repositorio en GitHub desde este sitio web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/></text:span></text:p>
      <text:p text:style-name="P48"><text:span text:style-name="Source_20_Text"><text:span text:style-name="T30"/></text:span></text:p>
      <text:p text:style-name="P48"><text:span text:style-name="Source_20_Text"><text:span text:style-name="T30"/></text:span></text:p>
      <text:p text:style-name="P48"><text:span text:style-name="Source_20_Text"><text:span text:style-name="T30">Desde el terminal realizamos las siguientes acciones y/o comandos: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1. No situamos en la carpeta ‘PEC</text:span></text:span><text:span text:style-name="Source_20_Text"><text:span text:style-name="T41">2</text:span></text:span><text:span text:style-name="Source_20_Text"><text:span text:style-name="T30">’ donde se encuentran todos los ficheros que</text:span></text:span></text:p>
      <text:p text:style-name="P48"><text:span text:style-name="Source_20_Text"><text:span text:style-name="T30">queremos subir al repositorio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2. Ejecutamos git init ( Comando que inicializa un repositorio local de git ).</text:span></text:span></text:p>
      <text:p text:style-name="P48"><text:span text:style-name="Source_20_Text"><text:span text:style-name="T30">He copiado el fichero .gitignore del proyecto de la UOC proporcionado en el</text:span></text:span></text:p>
      <text:p text:style-name="P48"><text:span text:style-name="Source_20_Text"><text:span text:style-name="T30">enunciado y he eliminado la entrada dist de este fichero para que al realizar el</text:span></text:span></text:p>
      <text:p text:style-name="P48"><text:span text:style-name="Source_20_Text"><text:span text:style-name="T30">comando del siguiente punto 3 el directorio dist se añada al repositorio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3. git add . ( Añade todos los ficheros del directorio actual ‘PEC1’ al repositorio</text:span></text:span></text:p>
      <text:p text:style-name="P48"><text:span text:style-name="Source_20_Text"><text:span text:style-name="T30">local y los prepara para poder realizar el commit )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4. git commit -m “version1.0.0” ( Hacemos commit de los ficheros añadidos al</text:span></text:span></text:p>
      <text:p text:style-name="P48"><text:span text:style-name="Source_20_Text"><text:span text:style-name="T30">repositorio local ). ( Puede ser que nos pida autentificación en local, seguid los</text:span></text:span></text:p>
      <text:p text:style-name="P48"><text:span text:style-name="Source_20_Text"><text:span text:style-name="T30">pasos )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5. git branch -m main ( El commit anterior ha provocado la creación de una rama</text:span></text:span></text:p>
      <text:p text:style-name="P48"><text:span text:style-name="Source_20_Text"><text:span text:style-name="T30">llamada ‘master’, pero en nuestro repositorio remoto de GitHub la rama principal se</text:span></text:span></text:p>
      <text:p text:style-name="P48"><text:span text:style-name="Source_20_Text"><text:span text:style-name="T30">llama ‘main’ así que cambiamos el nombre de la rama en local para que coincidan y</text:span></text:span></text:p>
      <text:p text:style-name="P48"><text:span text:style-name="Source_20_Text"><text:span text:style-name="T30">no haya conflicto con este comando)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6. git remote add origin &lt;remote url&gt;</text:span></text:span></text:p>
      <text:p text:style-name="P48"><text:span text:style-name="Source_20_Text"><text:span text:style-name="T30">(Asignamos la dirección de nuestro repositorio remoto que en nuestro caso es</text:span></text:span></text:p>
      <text:p text:style-name="P48"><text:span text:style-name="Source_20_Text"><text:span text:style-name="T30">“https://github.com/oscar1delguila/Herramientas1-PEC1.git” a ‘origin’)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7. git remote -v ( Comprobamos que realmente se ha asignado bien la dirección</text:span></text:span></text:p>
      <text:p text:style-name="P48"><text:span text:style-name="Source_20_Text"><text:span text:style-name="T30">remota ).</text:span></text:span></text:p>
      <text:p text:style-name="P48"><text:span text:style-name="Source_20_Text"><text:span text:style-name="T30"/></text:span></text:p>
      <text:p text:style-name="P48"><text:span text:style-name="Source_20_Text"><text:span text:style-name="T30">8. git push origin main ( Subimos a nuestro repositorio remoto los ficheros desde</text:span></text:span></text:p>
      <text:p text:style-name="P48"><text:soft-page-break/><text:span text:style-name="Source_20_Text"><text:span text:style-name="T30">nuestro repositorio local, en la rama main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, courier, monospace"/>
    <style:font-face style:name="uoc-sans" svg:font-family="uoc-sans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17:45.421887269</meta:creation-date>
    <dc:date>2022-05-05T11:22:36.494663803</dc:date>
    <meta:editing-duration>PT9H14M2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6" meta:paragraph-count="59" meta:word-count="862" meta:character-count="5403" meta:non-whitespace-character-count="4588"/>
  </office:meta>
</office:document-meta>
</file>